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27817" officeooo:paragraph-rsid="00027817"/>
    </style:style>
    <style:style style:name="P2" style:family="paragraph" style:parent-style-name="Text_20_body">
      <style:text-properties officeooo:rsid="0000ea5b" officeooo:paragraph-rsid="0000ea5b"/>
    </style:style>
    <style:style style:name="P3" style:family="paragraph" style:parent-style-name="Title">
      <style:text-properties officeooo:rsid="0000ea5b" officeooo:paragraph-rsid="0000ea5b"/>
    </style:style>
    <style:style style:name="P4" style:family="paragraph" style:parent-style-name="Text_20_body">
      <style:text-properties officeooo:rsid="0002f1c8" officeooo:paragraph-rsid="0002f1c8"/>
    </style:style>
    <style:style style:name="P5" style:family="paragraph" style:parent-style-name="Heading_20_1">
      <style:text-properties officeooo:rsid="00027817" officeooo:paragraph-rsid="00027817"/>
    </style:style>
    <style:style style:name="P6" style:family="paragraph" style:parent-style-name="Text_20_body" style:list-style-name="L1">
      <style:text-properties officeooo:rsid="0000ea5b" officeooo:paragraph-rsid="0000ea5b"/>
    </style:style>
    <style:style style:name="P7" style:family="paragraph" style:parent-style-name="Text_20_body" style:list-style-name="L2">
      <style:text-properties officeooo:rsid="00027817" officeooo:paragraph-rsid="00027817"/>
    </style:style>
    <style:style style:name="P8" style:family="paragraph" style:parent-style-name="Text_20_body" style:list-style-name="L3">
      <style:text-properties officeooo:rsid="00027817" officeooo:paragraph-rsid="00027817"/>
    </style:style>
    <style:style style:name="P9" style:family="paragraph" style:parent-style-name="Text_20_body" style:list-style-name="L4">
      <style:text-properties officeooo:rsid="00027817" officeooo:paragraph-rsid="00027817"/>
    </style:style>
    <style:style style:name="P10" style:family="paragraph" style:parent-style-name="Text_20_body" style:list-style-name="L5">
      <style:text-properties officeooo:rsid="00027817" officeooo:paragraph-rsid="00027817"/>
    </style:style>
    <style:style style:name="P11" style:family="paragraph" style:parent-style-name="Text_20_body" style:list-style-name="L6">
      <style:text-properties officeooo:rsid="0002f1c8" officeooo:paragraph-rsid="0002f1c8"/>
    </style:style>
    <style:style style:name="T1" style:family="text">
      <style:text-properties officeooo:rsid="0002781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Renaissance</text:p>
      <text:p text:style-name="P2">The main causes of the renaissance was the rise of Nation-States and the aftermath of the black death.</text:p>
      <text:list xml:id="list3421030173" text:style-name="L1">
        <text:list-item>
          <text:p text:style-name="P6">Renaissance means rebirth of art and learning</text:p>
          <text:list>
            <text:list-item>
              <text:p text:style-name="P6">We no longer want to just live to survive or get by</text:p>
            </text:list-item>
            <text:list-item>
              <text:p text:style-name="P6">Began in the northern Italy city of Florence</text:p>
            </text:list-item>
          </text:list>
        </text:list-item>
        <text:list-item>
          <text:p text:style-name="P6">The leaders of Florence used money to sponsor art and mathematics.</text:p>
        </text:list-item>
        <text:list-item>
          <text:p text:style-name="P6">Architecture was <text:span text:style-name="T1">based of Greek and Roman.</text:span></text:p>
        </text:list-item>
      </text:list>
      <text:h text:style-name="P5" text:outline-level="1">Major Ideas of the renaissance</text:h>
      <text:list xml:id="list281333972" text:style-name="L2">
        <text:list-item>
          <text:p text:style-name="P7">Increased interaction between different cultures and demand for Middle Eastern/Asian products.</text:p>
        </text:list-item>
      </text:list>
      <text:list xml:id="list3829431985" text:style-name="L3">
        <text:list-item>
          <text:p text:style-name="P8">Rediscovery of Ancient/Classical Greek and Roman texts and innovations.</text:p>
        </text:list-item>
      </text:list>
      <text:list xml:id="list1462567724" text:style-name="L4">
        <text:list-item>
          <text:list>
            <text:list-item>
              <text:p text:style-name="P9">Rediscovery of history</text:p>
            </text:list-item>
          </text:list>
        </text:list-item>
        <text:list-item>
          <text:p text:style-name="P9">New economical practices of banking, Arabic numerals, letters of credit, money circulation and increased trade.</text:p>
        </text:list-item>
        <text:list-item>
          <text:p text:style-name="P9">Classicism – Renewal of classical texts</text:p>
        </text:list-item>
        <text:list-item>
          <text:p text:style-name="P9">Humanism – People started to <text:s/>focus on the physical world instead of supernatural</text:p>
        </text:list-item>
        <text:list-item>
          <text:p text:style-name="P9">Individualism – Free will</text:p>
        </text:list-item>
        <text:list-item>
          <text:p text:style-name="P9">Secularism – To be in the moment on Earth, instead of spiritually</text:p>
        </text:list-item>
        <text:list-item>
          <text:p text:style-name="P9">Skepticism – Asking questions, renewing of curiosity.</text:p>
        </text:list-item>
      </text:list>
      <text:h text:style-name="P5" text:outline-level="1">Italy</text:h>
      <text:p text:style-name="P1">Italian city-states became rich from this expanded trade. These cities then patronized the arts and sciences in their city.</text:p>
      <text:list xml:id="list308795329" text:style-name="L5">
        <text:list-item>
          <text:p text:style-name="P10">Florence</text:p>
        </text:list-item>
        <text:list-item>
          <text:p text:style-name="P10">Venice</text:p>
        </text:list-item>
        <text:list-item>
          <text:p text:style-name="P10">Genoa</text:p>
        </text:list-item>
      </text:list>
      <text:p text:style-name="P1">These city states were governed as republics by wealthy merchants.</text:p>
      <text:p text:style-name="P4">Niccolo Machiavelli :</text:p>
      <text:list xml:id="list1127788277" text:style-name="L6">
        <text:list-item>
          <text:p text:style-name="P11">Wrote “The Prince” in 1532</text:p>
          <text:list>
            <text:list-item>
              <text:p text:style-name="P11">Guidelines for how to get power by absolute rule</text:p>
            </text:list-item>
            <text:list-item>
              <text:p text:style-name="P11"><text:soft-page-break/>Father of modern politics and political philosophy</text:p>
            </text:list-item>
          </text:list>
        </text:list-item>
        <text:list-item>
          <text:p text:style-name="P11">Believed that “<text:span text:style-name="T2">The end justifies the means</text:span>”. One should do good, but shouldn’t refrain from evil if absolutely necessary. </text:p>
        </text:list-item>
        <text:list-item>
          <text:p text:style-name="P11">One who is <text:span text:style-name="T3">Machiavellian </text:span>is sly, cunning and manipulative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09:33:47.159833538</meta:creation-date>
    <dc:date>2023-04-18T11:02:24.852516146</dc:date>
    <meta:editing-duration>PT12M1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252" meta:character-count="1517" meta:non-whitespace-character-count="1308"/>
  </office:meta>
</office:document-meta>
</file>